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start" style:justify-single-word="false"/>
      <style:text-properties style:font-name="Open Sans" officeooo:paragraph-rsid="0019cd0a"/>
    </style:style>
    <style:style style:name="P2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start" style:justify-single-word="false"/>
      <style:text-properties officeooo:paragraph-rsid="0019cd0a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0c043" officeooo:paragraph-rsid="0020c043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Open Sans" officeooo:paragraph-rsid="001fdbd4"/>
    </style:style>
    <style:style style:name="P7" style:family="paragraph" style:parent-style-name="Standard">
      <style:paragraph-properties fo:text-align="start" style:justify-single-word="false"/>
      <style:text-properties style:font-name="Open Sans" officeooo:paragraph-rsid="002638ee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638ee" officeooo:paragraph-rsid="002638ee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6724f" officeooo:paragraph-rsid="0026724f"/>
    </style:style>
    <style:style style:name="P10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4a4b6" officeooo:paragraph-rsid="0024a4b6" style:font-weight-asian="bold" style:font-weight-complex="bold"/>
    </style:style>
    <style:style style:name="P11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2" style:family="paragraph" style:parent-style-name="Heading_20_1">
      <style:paragraph-properties fo:text-align="start" style:justify-single-word="false"/>
      <style:text-properties officeooo:paragraph-rsid="0019cd0a"/>
    </style:style>
    <style:style style:name="P13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fo:font-weight="bold" officeooo:rsid="001fdbd4" style:font-weight-asian="bold" style:font-weight-complex="bold"/>
    </style:style>
    <style:style style:name="T2" style:family="text">
      <style:text-properties fo:font-weight="bold" officeooo:rsid="0024a4b6" style:font-weight-asian="bold" style:font-weight-complex="bold"/>
    </style:style>
    <style:style style:name="T3" style:family="text">
      <style:text-properties officeooo:rsid="001fdbd4"/>
    </style:style>
    <style:style style:name="T4" style:family="text">
      <style:text-properties fo:font-weight="normal" officeooo:rsid="001fdbd4" style:font-weight-asian="normal" style:font-weight-complex="normal"/>
    </style:style>
    <style:style style:name="T5" style:family="text">
      <style:text-properties fo:font-weight="normal" officeooo:rsid="002638ee" style:font-weight-asian="normal" style:font-weight-complex="normal"/>
    </style:style>
    <style:style style:name="T6" style:family="text">
      <style:text-properties style:font-name="Open Sans"/>
    </style:style>
    <style:style style:name="T7" style:family="text">
      <style:text-properties style:font-name="Open Sans" officeooo:rsid="001fdbd4"/>
    </style:style>
    <style:style style:name="T8" style:family="text">
      <style:text-properties style:font-name="Open Sans" fo:font-weight="bold" officeooo:rsid="001fdbd4" style:font-weight-asian="bold" style:font-weight-complex="bold"/>
    </style:style>
    <style:style style:name="T9" style:family="text">
      <style:text-properties style:font-name="Open Sans" fo:font-weight="bold" officeooo:rsid="0020c043" style:font-weight-asian="bold" style:font-weight-complex="bold"/>
    </style:style>
    <style:style style:name="T10" style:family="text">
      <style:text-properties style:font-name="Open Sans" officeooo:rsid="0020c043"/>
    </style:style>
    <style:style style:name="T11" style:family="text">
      <style:text-properties style:font-name="Open Sans" officeooo:rsid="0022badd"/>
    </style:style>
    <style:style style:name="T12" style:family="text">
      <style:text-properties style:font-name="Open Sans" officeooo:rsid="002638ee"/>
    </style:style>
    <style:style style:name="T13" style:family="text">
      <style:text-properties officeooo:rsid="0024a4b6"/>
    </style:style>
    <style:style style:name="T14" style:family="text">
      <style:text-properties officeooo:rsid="002638e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version</text:p>
      <text:p text:style-name="P2">Time limit: 1 sec</text:p>
      <text:p text:style-name="P7"><text:tab/><text:span text:style-name="T13">Given an array </text:span><text:span text:style-name="T2">A</text:span><text:span text:style-name="T13"> of </text:span><text:span text:style-name="T2">N</text:span><text:span text:style-name="T13"> integers, the inversion of </text:span><text:span text:style-name="T2">A</text:span><text:span text:style-name="T13"> is the number of pair </text:span><text:span text:style-name="T2">(i,j)</text:span><text:span text:style-name="T13"> such that 0 &lt;= </text:span><text:span text:style-name="T2">i</text:span><text:span text:style-name="T13"> &lt; </text:span><text:span text:style-name="T2">j</text:span><text:span text:style-name="T13"> &lt; </text:span><text:span text:style-name="T2">N</text:span><text:span text:style-name="T13"> and </text:span><text:span text:style-name="T2">A[i]</text:span><text:span text:style-name="T13"> &gt; </text:span><text:span text:style-name="T2">A[j]. </text:span><text:span text:style-name="T5">Consider A = [10, 30, 40, 20] for example, the number of inversion is <text:s/>2 from two pairs of (1,3) and (2,3).</text:span></text:p>
      <text:p text:style-name="P7"><text:span text:style-name="T5"><text:tab/>Your task is to compute the number of inversion from the given array. </text:span></text:p>
      <text:p text:style-name="P1"/>
      <text:h text:style-name="P11" text:outline-level="1">Input</text:h>
      <text:list xml:id="list5050638029616206684" text:style-name="L1">
        <text:list-item>
          <text:p text:style-name="P6">The first line of input contains <text:span text:style-name="T14">one</text:span> integers <text:span text:style-name="T1">N</text:span><draw:frame draw:style-name="fr1" draw:name="Object1" text:anchor-type="as-char" svg:y="-0.1835in" svg:width="0.861in" svg:height="0.2307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4">indicating the size of the array. </text:span></text:p>
        </text:list-item>
        <text:list-item>
          <text:p text:style-name="P6"><text:span text:style-name="T3">The second line contains </text:span><text:span text:style-name="T1">N</text:span><text:span text:style-name="T3"> integer A[i] </text:span><text:span text:style-name="T3"><draw:frame draw:style-name="fr1" draw:name="Object2" text:anchor-type="as-char" svg:y="-0.1839in" svg:width="1.5102in" svg:height="0.2366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that indicates the elements of the array.</text:span></text:p>
          <text:p text:style-name="P6"/>
        </text:list-item>
      </text:list>
      <text:h text:style-name="P11" text:outline-level="1">Output</text:h>
      <text:p text:style-name="P3"><text:span text:style-name="T6"><text:tab/></text:span><text:span text:style-name="T12">The only line of the output is the number of inversion of the given array</text:span><text:span text:style-name="T10">. </text:span></text:p>
      <text:p text:style-name="P3"/>
      <text:h text:style-name="P12" text:outline-level="1"><text:span text:style-name="T6">Example </text:span>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Output</text:p>
          </table:table-cell>
        </table:table-row>
        <table:table-row table:style-name="Table1.1">
          <table:table-cell table:style-name="Table1.A1" office:value-type="string">
            <text:p text:style-name="P8">4</text:p>
            <text:p text:style-name="P8">10 30 40 20</text:p>
          </table:table-cell>
          <table:table-cell table:style-name="Table1.A1" office:value-type="string">
            <text:p text:style-name="P8">2</text:p>
          </table:table-cell>
        </table:table-row>
        <table:table-row table:style-name="Table1.1">
          <table:table-cell table:style-name="Table1.A3" office:value-type="string">
            <text:p text:style-name="P8">6</text:p>
            <text:p text:style-name="P8">1 5 4 2 3 -1</text:p>
          </table:table-cell>
          <table:table-cell table:style-name="Table1.A3" office:value-type="string">
            <text:p text:style-name="P9">10</text:p>
          </table:table-cell>
        </table:table-row>
      </table:table>
      <text:h text:style-name="P1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08T17:31:58.831764581</dc:date>
    <meta:editing-duration>PT51M44S</meta:editing-duration>
    <meta:editing-cycles>13</meta:editing-cycles>
    <meta:document-statistic meta:table-count="1" meta:image-count="0" meta:object-count="2" meta:page-count="1" meta:paragraph-count="19" meta:word-count="135" meta:character-count="625" meta:non-whitespace-character-count="503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row>
            <mrow>
              <mo stretchy="false">−</mo>
              <mn>1</mn>
            </mrow>
            <mo stretchy="false">×</mo>
            <msup>
              <mn>10</mn>
              <mn>6</mn>
            </msup>
          </mrow>
          <mi>≤</mi>
          <mi>A</mi>
          <mrow>
            <mo fence="true" stretchy="false">[</mo>
            <mrow>
              <mi>i</mi>
            </mrow>
            <mo fence="true" stretchy="false">]</mo>
          </mrow>
          <mi>≤</mi>
          <msup>
            <mn>10</mn>
            <mn>6</mn>
          </msup>
        </mrow>
      </mrow>
      <mo fence="true" stretchy="true">)</mo>
    </mrow>
    <annotation encoding="StarMath 5.0">left (-1 times 10^6≤A[i]≤10^6 right )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n>1</mn>
          <mi>≤</mi>
          <mi>N</mi>
          <mi>≤</mi>
          <msup>
            <mn>10</mn>
            <mn>5</mn>
          </msup>
        </mrow>
      </mrow>
      <mo fence="true" stretchy="true">)</mo>
    </mrow>
    <annotation encoding="StarMath 5.0">left (1≤N≤10^5 right )</annotation>
  </semantics>
</math>
</file>